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Storage Overview — lsblk, blkid, mounts</text:p>
          </draw:text-box>
        </draw:frame>
        <draw:frame draw:style-name="TransBox" svg:width="31.8700cm" svg:height="3.5000cm" svg:x="1.0000cm" svg:y="8.8000cm">
          <draw:text-box>
            <text:p text:style-name="PBody">Before managing storage, you need to understand what devices exist, how they are partitioned, and what is currently mounted. Block device hierarchy List block devices — lsblk</text:p>
          </draw:text-box>
        </draw:frame>
        <draw:frame draw:style-name="TransBox" svg:width="31.8700cm" svg:height="1.0000cm" svg:x="1.0000cm" svg:y="17.8000cm">
          <draw:text-box>
            <text:p text:style-name="PFooter">03-rhcsa/02-storage-overview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Block device hierarchy</text:p>
            <text:p text:style-name="PBullet">▶  List block devices — lsblk</text:p>
            <text:p text:style-name="PBullet">▶  Identify filesystems — blkid</text:p>
            <text:p text:style-name="PBullet">▶  View current mounts</text:p>
            <text:p text:style-name="PBullet">▶  Partition tools</text:p>
            <text:p text:style-name="PBullet">▶  Creating a filesystem</text:p>
            <text:p text:style-name="PBullet">▶  Mounting a filesystem</text:p>
            <text:p text:style-name="PBullet">▶  Swap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lock device hierarchy</text:p>
          </draw:text-box>
        </draw:frame>
        <draw:frame draw:style-name="TransBox" svg:width="15.7350cm" svg:height="13.5500cm" svg:x="1.0000cm" svg:y="4.0000cm">
          <draw:text-box>
            <text:p text:style-name="PBullet">• On RHEL VMs you typically see:</text:p>
            <text:p text:style-name="PBullet">• /dev/vda — KVM/QEMU virtual disk</text:p>
            <text:p text:style-name="PBullet">• /dev/sda — SCSI/SATA disk (bare metal or VMware)</text:p>
            <text:p text:style-name="PBullet">• /dev/nvme0n1 — NVMe disk (modern bare metal)</text:p>
          </draw:text-box>
        </draw:frame>
        <draw:frame draw:style-name="CodeBox" svg:width="15.7350cm" svg:height="13.5500cm" svg:x="17.1350cm" svg:y="4.0000cm">
          <draw:text-box>
            <text:p text:style-name="PCode">Physical disk (e.g., /dev/vda)
  └── Partition (e.g., /dev/vda1, /dev/vda2)
        └── Filesystem (e.g., XFS, ext4)
              └── Mount point (e.g., /, /boot, /home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st block devices — lsblk</text:p>
          </draw:text-box>
        </draw:frame>
        <draw:frame draw:style-name="TransBox" svg:width="15.7350cm" svg:height="13.5500cm" svg:x="1.0000cm" svg:y="4.0000cm">
          <draw:text-box>
            <text:p text:style-name="PBullet">• Example output:</text:p>
          </draw:text-box>
        </draw:frame>
        <draw:frame draw:style-name="CodeBox" svg:width="15.7350cm" svg:height="13.5500cm" svg:x="17.1350cm" svg:y="4.0000cm">
          <draw:text-box>
            <text:p text:style-name="PCode">lsblk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st block devices — lsblk (cont.)</text:p>
          </draw:text-box>
        </draw:frame>
        <draw:frame draw:style-name="CodeBox" svg:width="31.8700cm" svg:height="13.5500cm" svg:x="1.0000cm" svg:y="4.0000cm">
          <draw:text-box>
            <text:p text:style-name="PCode">NAME   MAJ:MIN RM  SIZE RO TYPE MOUNTPOINTS
vda    252:0    0   20G  0 disk
├─vda1 252:1    0    1G  0 part /boot
├─vda2 252:2    0    2G  0 part [SWAP]
└─vda3 252:3    0   17G  0 part 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st block devices — lsblk (cont.)</text:p>
          </draw:text-box>
        </draw:frame>
        <draw:frame draw:style-name="CodeBox" svg:width="31.8700cm" svg:height="13.5500cm" svg:x="1.0000cm" svg:y="4.0000cm">
          <draw:text-box>
            <text:p text:style-name="PCode"># Show filesystem type and UUID
lsblk -f

# Show size in bytes
lsblk -b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dentify filesystems — blkid</text:p>
          </draw:text-box>
        </draw:frame>
        <draw:frame draw:style-name="TransBox" svg:width="15.7350cm" svg:height="13.5500cm" svg:x="1.0000cm" svg:y="4.0000cm">
          <draw:text-box>
            <text:p text:style-name="PBullet">• Output shows UUID, type, and label for each partition. UUIDs are what /etc/fstab</text:p>
            <text:p text:style-name="PBullet">• uses to identify devices reliably (device names like /dev/vda1 can change).</text:p>
          </draw:text-box>
        </draw:frame>
        <draw:frame draw:style-name="CodeBox" svg:width="15.7350cm" svg:height="13.5500cm" svg:x="17.1350cm" svg:y="4.0000cm">
          <draw:text-box>
            <text:p text:style-name="PCode">sudo blki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dentify filesystems — blkid (cont.)</text:p>
          </draw:text-box>
        </draw:frame>
        <draw:frame draw:style-name="CodeBox" svg:width="31.8700cm" svg:height="13.5500cm" svg:x="1.0000cm" svg:y="4.0000cm">
          <draw:text-box>
            <text:p text:style-name="PCode"># Show info for a specific device
sudo blkid /dev/vda1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iew current mounts</text:p>
          </draw:text-box>
        </draw:frame>
        <draw:frame draw:style-name="CodeBox" svg:width="31.8700cm" svg:height="13.5500cm" svg:x="1.0000cm" svg:y="4.0000cm">
          <draw:text-box>
            <text:p text:style-name="PCode"># All currently mounted filesystems
mount | column -t

# Only real filesystems (not virtual)
mount | grep -v " (tmpfs\|sysfs\|proc\|devtmpfs\|cgroup)"

# Disk usage per mount
df -h

# Inode usage (if disk is "full" but df looks OK)
df -ih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ing a filesystem</text:p>
          </draw:text-box>
        </draw:frame>
        <draw:frame draw:style-name="CodeBox" svg:width="31.8700cm" svg:height="13.5500cm" svg:x="1.0000cm" svg:y="4.0000cm">
          <draw:text-box>
            <text:p text:style-name="PCode"># XFS (default on RHEL)
sudo mkfs.xfs /dev/vdb1

# XFS with a label
sudo mkfs.xfs -L mydata /dev/vdb1

# ext4 (legacy, occasionally needed)
sudo mkfs.ext4 /dev/vdb1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ounting a filesystem</text:p>
          </draw:text-box>
        </draw:frame>
        <draw:frame draw:style-name="CodeBox" svg:width="31.8700cm" svg:height="13.5500cm" svg:x="1.0000cm" svg:y="4.0000cm">
          <draw:text-box>
            <text:p text:style-name="PCode"># Create mount point
sudo mkdir -p /mnt/data

# Mount temporarily
sudo mount /dev/vdb1 /mnt/data

# Mount by UUID
sudo mount UUID="&lt;uuid-from-blkid&gt;" /mnt/data

# Unmount
sudo umount /mnt/data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wap</text:p>
          </draw:text-box>
        </draw:frame>
        <draw:frame draw:style-name="CodeBox" svg:width="31.8700cm" svg:height="13.5500cm" svg:x="1.0000cm" svg:y="4.0000cm">
          <draw:text-box>
            <text:p text:style-name="PCode"># Check current swap
swapon --show

# Create a swap partition
sudo mkswap /dev/vdb2
sudo swapon /dev/vdb2

# Add to fstab for persistence
UUID=&lt;swap-uuid&gt;  swap  swap  defaults  0 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torage Overview — lsblk, blkid, mounts</text:p>
          </draw:text-box>
        </draw:frame>
        <draw:frame draw:style-name="TransBox" svg:width="31.8700cm" svg:height="13.5500cm" svg:x="1.0000cm" svg:y="4.0000cm">
          <draw:text-box>
            <text:p text:style-name="PBullet">✓  Block device hierarchy: On RHEL VMs you typically see:</text:p>
            <text:p text:style-name="PBullet">✓  List block devices — lsblk: Example output:</text:p>
            <text:p text:style-name="PBullet">✓  Identify filesystems — blkid: Output shows UUID, type, and label for each partition. UUIDs are what /etc/fstab</text:p>
            <text:p text:style-name="PBullet">✓  View current mounts</text:p>
            <text:p text:style-name="PBullet">✓  Creating a filesystem</text:p>
            <text:p text:style-name="PBullet">✓  Mounting a filesystem</text:p>
            <text:p text:style-name="PBullet">✓  Swap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